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f208" officeooo:paragraph-rsid="0001f20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paragraph-rsid="0001f208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01f208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1f208" officeooo:paragraph-rsid="0001f20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26107" officeooo:paragraph-rsid="0002610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8pt" fo:font-weight="bold" officeooo:paragraph-rsid="0001f208" style:font-size-asian="18pt" style:font-weight-asian="bold" style:font-size-complex="18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paragraph-rsid="0001f208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8pt" officeooo:paragraph-rsid="0001f208" style:font-size-asian="18pt" style:font-size-complex="18pt"/>
    </style:style>
    <style:style style:name="T1" style:family="text">
      <style:text-properties officeooo:rsid="0001f208"/>
    </style:style>
    <style:style style:name="T2" style:family="text">
      <style:text-properties officeooo:rsid="000261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N COLLEGE OF ENGINEERING, KALAVAKKAM</text:p>
      <text:p text:style-name="P1">(An Autonomous Institution, Affiliated to Anna University, Chennai)</text:p>
      <text:p text:style-name="P1">SSN College of Engineering</text:p>
      <text:p text:style-name="P1">Department of Computer Science and Engineering</text:p>
      <text:p text:style-name="P1">UCS1411 – Operating Systems Laboratory</text:p>
      <text:p text:style-name="P1">II Year CSE - B Section ( IV Semester)</text:p>
      <text:p text:style-name="P1">Academic Year 2019-20</text:p>
      <text:p text:style-name="P2"><text:span text:style-name="T1">Lab Exercise 5 InterProcess Communications using Shared Memory</text:span></text:p>
      <text:p text:style-name="P7"/>
      <text:p text:style-name="P6">REG NO. : 185001083</text:p>
      <text:p text:style-name="P6">NAME : B. LAKSHMI PRIYA</text:p>
      <text:p text:style-name="P6">CLASS : CSE B (SEMESTER <text:span text:style-name="T1">4</text:span>)</text:p>
      <text:p text:style-name="P8"/>
      <text:p text:style-name="P4">1. Develop an application for getting a name in parent and convert it into uppercase in child using shared memory.</text:p>
      <text:p text:style-name="P4"/>
      <text:p text:style-name="P4">PROGRAM:</text:p>
      <text:p text:style-name="P4"># include &lt;stdio.h&gt;</text:p>
      <text:p text:style-name="P4"># include &lt;stdlib.h&gt;</text:p>
      <text:p text:style-name="P4"># include &lt;string.h&gt;</text:p>
      <text:p text:style-name="P4"># include &lt;ctype.h&gt;</text:p>
      <text:p text:style-name="P4"># include &lt;sys/ipc.h&gt;</text:p>
      <text:p text:style-name="P4"># include &lt;sys/shm.h&gt;</text:p>
      <text:p text:style-name="P4"># include &lt;sys/types.h&gt;</text:p>
      <text:p text:style-name="P4"># include &lt;unistd.h&gt;</text:p>
      <text:p text:style-name="P4"># include &lt;sys/wait.h&gt;</text:p>
      <text:p text:style-name="P4">#include &lt;sys/prctl.h&gt;</text:p>
      <text:p text:style-name="P4"/>
      <text:p text:style-name="P4">// parent writing a char in shared memory and child reads it and prints it.</text:p>
      <text:p text:style-name="P4"/>
      <text:p text:style-name="P4">int main()</text:p>
      <text:p text:style-name="P4">{</text:p>
      <text:p text:style-name="P4"><text:tab/>int pid;</text:p>
      <text:p text:style-name="P4"><text:tab/>char *a,*b,c;</text:p>
      <text:p text:style-name="P4"><text:tab/>int id,n,i;</text:p>
      <text:p text:style-name="P4"/>
      <text:p text:style-name="P4"><text:tab/>// you can create a shared memory between parent and child here or you can </text:p>
      <text:p text:style-name="P4"><text:tab/>//create inside them separately.</text:p>
      <text:p text:style-name="P4"><text:soft-page-break/><text:tab/>while(1)</text:p>
      <text:p text:style-name="P4"><text:tab/>{</text:p>
      <text:p text:style-name="P4"><text:tab/><text:tab/>id=shmget(111, 50, IPC_CREAT | 00666);</text:p>
      <text:p text:style-name="P4"><text:tab/><text:tab/>pid=fork();</text:p>
      <text:p text:style-name="P4"/>
      <text:p text:style-name="P4"><text:tab/><text:tab/>if(pid&gt;0) //parent</text:p>
      <text:p text:style-name="P4"><text:tab/><text:tab/>{</text:p>
      <text:p text:style-name="P4"><text:tab/><text:tab/><text:tab/>// id=shmget(111,50,IPC_CREAT | 00666);</text:p>
      <text:p text:style-name="P4"><text:tab/><text:tab/><text:tab/>a=shmat(id, NULL, 0);</text:p>
      <text:p text:style-name="P4"><text:tab/><text:tab/><text:tab/>printf("\nEnter data or 0 to exit: ");</text:p>
      <text:p text:style-name="P4"><text:tab/><text:tab/><text:tab/>scanf(" %[^\n]", a);</text:p>
      <text:p text:style-name="P4"/>
      <text:p text:style-name="P4"><text:tab/><text:tab/><text:tab/>if(strcmp(a, "0")==0 || strcmp(a, "")==0)</text:p>
      <text:p text:style-name="P4"><text:tab/><text:tab/><text:tab/>{</text:p>
      <text:p text:style-name="P4"><text:tab/><text:tab/><text:tab/><text:tab/>kill(0, SIGINT); <text:s/>// send an INT signal</text:p>
      <text:p text:style-name="P4"><text:tab/><text:tab/><text:tab/><text:tab/>kill(0, SIGKILL); // paranoid: if a child catch INT it will get a KILL</text:p>
      <text:p text:style-name="P4"><text:tab/><text:tab/><text:tab/>}</text:p>
      <text:p text:style-name="P4"><text:tab/><text:tab/><text:tab/>wait(NULL);</text:p>
      <text:p text:style-name="P4"><text:tab/><text:tab/><text:tab/>shmdt(a);</text:p>
      <text:p text:style-name="P4"><text:tab/><text:tab/>}</text:p>
      <text:p text:style-name="P4"><text:tab/><text:tab/>else //child</text:p>
      <text:p text:style-name="P4"><text:tab/><text:tab/>{</text:p>
      <text:p text:style-name="P4"><text:tab/><text:tab/><text:tab/>sleep(3);</text:p>
      <text:p text:style-name="P4"><text:tab/><text:tab/><text:tab/>//id=shmget(111,50,0);</text:p>
      <text:p text:style-name="P4"><text:tab/><text:tab/><text:tab/>b=shmat(id,NULL,0);</text:p>
      <text:p text:style-name="P4"/>
      <text:p text:style-name="P4"><text:tab/><text:tab/><text:tab/>printf("\n Child: ");</text:p>
      <text:p text:style-name="P4"/>
      <text:p text:style-name="P4"><text:tab/><text:tab/><text:tab/>int i=0;</text:p>
      <text:p text:style-name="P4"><text:tab/><text:tab/><text:tab/>while(b[i]!='\0') </text:p>
      <text:p text:style-name="P4"><text:tab/><text:tab/><text:tab/>{</text:p>
      <text:p text:style-name="P4"><text:tab/><text:tab/><text:tab/><text:tab/>printf("%c",toupper(b[i])); </text:p>
      <text:p text:style-name="P4"><text:tab/><text:tab/><text:tab/><text:tab/>i++;</text:p>
      <text:p text:style-name="P4"><text:tab/><text:tab/><text:tab/>}</text:p>
      <text:p text:style-name="P4"><text:tab/><text:tab/><text:tab/>printf("\n");</text:p>
      <text:p text:style-name="P4"/>
      <text:p text:style-name="P4"><text:tab/><text:tab/><text:tab/>shmdt(b);</text:p>
      <text:p text:style-name="P4"><text:tab/><text:tab/>}</text:p>
      <text:p text:style-name="P4"><text:tab/><text:tab/>shmctl(id, IPC_RMID,NULL);</text:p>
      <text:p text:style-name="P4"><text:tab/>}</text:p>
      <text:p text:style-name="P4">}</text:p>
      <text:p text:style-name="P4"/>
      <text:p text:style-name="P4"/>
      <text:p text:style-name="P4"/>
      <text:p text:style-name="P4"><text:soft-page-break/>OUTPUT:</text:p>
      <text:p text:style-name="P4">185001083@OSNPL-C15:~/OS/ex5$ gcc ipc.c -o ipc</text:p>
      <text:p text:style-name="P4">185001083@OSNPL-C15:~/OS/ex5$ ./ipc</text:p>
      <text:p text:style-name="P4"/>
      <text:p text:style-name="P4">Enter data or 0 to exit: lakshmi</text:p>
      <text:p text:style-name="P4"/>
      <text:p text:style-name="P4"><text:s/>Child: LAKSHMI</text:p>
      <text:p text:style-name="P4"/>
      <text:p text:style-name="P4">Enter data or 0 to exit: priya</text:p>
      <text:p text:style-name="P4"/>
      <text:p text:style-name="P4"><text:s/>Child: PRIYA</text:p>
      <text:p text:style-name="P4"/>
      <text:p text:style-name="P4">Enter data or 0 to exit: b</text:p>
      <text:p text:style-name="P4"/>
      <text:p text:style-name="P4"><text:s/>Child: B</text:p>
      <text:p text:style-name="P4"/>
      <text:p text:style-name="P4">Enter data or 0 to exit: cse</text:p>
      <text:p text:style-name="P4"/>
      <text:p text:style-name="P4"><text:s/>Child: CSE</text:p>
      <text:p text:style-name="P4"/>
      <text:p text:style-name="P4">Enter data or 0 to exit: b</text:p>
      <text:p text:style-name="P4"/>
      <text:p text:style-name="P4"><text:s/>Child: B</text:p>
      <text:p text:style-name="P4"/>
      <text:p text:style-name="P4">Enter data or 0 to exit: 185001083</text:p>
      <text:p text:style-name="P4"/>
      <text:p text:style-name="P4"><text:s/>Child: 185001083</text:p>
      <text:p text:style-name="P4"/>
      <text:p text:style-name="P4">Enter data or 0 to exit: 0</text:p>
      <text:p text:style-name="P4"/>
      <text:p text:style-name="P4"/>
      <text:p text:style-name="P4">2. Develop an client / server application for file transfer using shared memory.</text:p>
      <text:p text:style-name="P4"/>
      <text:p text:style-name="P4">PROGRAM: server.c </text:p>
      <text:p text:style-name="P4">#include&lt;stdio.h&gt;</text:p>
      <text:p text:style-name="P4">#include&lt;stdlib.h&gt;</text:p>
      <text:p text:style-name="P4">#include&lt;string.h&gt;</text:p>
      <text:p text:style-name="P4">#include&lt;sys/ipc.h&gt;</text:p>
      <text:p text:style-name="P4">#include&lt;sys/shm.h&gt;</text:p>
      <text:p text:style-name="P4">#include&lt;sys/types.h&gt;</text:p>
      <text:p text:style-name="P4">#include&lt;errno.h&gt;</text:p>
      <text:p text:style-name="P4">#include&lt;unistd.h&gt;</text:p>
      <text:p text:style-name="P4"/>
      <text:p text:style-name="P4">#define BUF_SIZE 20</text:p>
      <text:p text:style-name="P4">#define SHM_KEY 12345</text:p>
      <text:p text:style-name="P4"><text:soft-page-break/>struct shmseg </text:p>
      <text:p text:style-name="P4">{</text:p>
      <text:p text:style-name="P4"><text:tab/>int cnt;</text:p>
      <text:p text:style-name="P4"><text:tab/>int complete;</text:p>
      <text:p text:style-name="P4"><text:tab/>char buf[BUF_SIZE];</text:p>
      <text:p text:style-name="P4">};</text:p>
      <text:p text:style-name="P4"/>
      <text:p text:style-name="P4">FILE *fptr;</text:p>
      <text:p text:style-name="P4"/>
      <text:p text:style-name="P4">int fill_buffer(char *bufptr, int size) </text:p>
      <text:p text:style-name="P4">{</text:p>
      <text:p text:style-name="P4"><text:tab/>int filled_count;</text:p>
      <text:p text:style-name="P4">/*</text:p>
      <text:p text:style-name="P4"><text:tab/>memset(bufptr, ch, size - 1);</text:p>
      <text:p text:style-name="P4"><text:tab/>bufptr[size-1] = '\0';<text:tab/> <text:s/></text:p>
      <text:p text:style-name="P4">*/</text:p>
      <text:p text:style-name="P4"/>
      <text:p text:style-name="P4"><text:s text:c="10"/>fscanf(fptr, " %[^\n]", bufptr);</text:p>
      <text:p text:style-name="P4"><text:tab/>filled_count = strlen(bufptr);</text:p>
      <text:p text:style-name="P4"><text:tab/>return filled_count;</text:p>
      <text:p text:style-name="P4">}</text:p>
      <text:p text:style-name="P4"/>
      <text:p text:style-name="P4">int main(int argc, char *argv[]) </text:p>
      <text:p text:style-name="P4">{</text:p>
      <text:p text:style-name="P4"><text:tab/>char *file;</text:p>
      <text:p text:style-name="P4"><text:tab/>printf("\nEnter file name: ");</text:p>
      <text:p text:style-name="P4"><text:tab/>scanf(" %s", file);</text:p>
      <text:p text:style-name="P4"><text:tab/>if ((fptr = fopen(file, "r")) == NULL) </text:p>
      <text:p text:style-name="P4"><text:tab/>{</text:p>
      <text:p text:style-name="P4"><text:tab/><text:tab/>printf("Error! opening file");</text:p>
      <text:p text:style-name="P4"><text:tab/><text:tab/>exit(1);</text:p>
      <text:p text:style-name="P4"><text:tab/>}</text:p>
      <text:p text:style-name="P4"/>
      <text:p text:style-name="P4"><text:tab/>int shmid, numtimes;</text:p>
      <text:p text:style-name="P4"><text:tab/>struct shmseg *shmptr;</text:p>
      <text:p text:style-name="P4"><text:tab/>char *bufptr;</text:p>
      <text:p text:style-name="P4"><text:tab/>int spaceavailable;</text:p>
      <text:p text:style-name="P4"/>
      <text:p text:style-name="P4"><text:tab/>shmid = shmget(SHM_KEY, sizeof(struct shmseg), 0644|IPC_CREAT);</text:p>
      <text:p text:style-name="P4"/>
      <text:p text:style-name="P4"><text:tab/>if (shmid == -1) </text:p>
      <text:p text:style-name="P4"><text:tab/>{</text:p>
      <text:p text:style-name="P4"><text:tab/><text:tab/>perror("Shared memory");</text:p>
      <text:p text:style-name="P4"><text:tab/><text:tab/>return 1;</text:p>
      <text:p text:style-name="P4"><text:tab/>}</text:p>
      <text:p text:style-name="P4"><text:soft-page-break/></text:p>
      <text:p text:style-name="P4"><text:tab/>shmptr = shmat(shmid, NULL, 0);</text:p>
      <text:p text:style-name="P4"/>
      <text:p text:style-name="P4"><text:tab/>if (shmptr == (void *) -1) </text:p>
      <text:p text:style-name="P4"><text:tab/>{</text:p>
      <text:p text:style-name="P4"><text:tab/><text:tab/>perror("Shared memory attach");</text:p>
      <text:p text:style-name="P4"><text:tab/><text:tab/>return 1;</text:p>
      <text:p text:style-name="P4"><text:tab/>}</text:p>
      <text:p text:style-name="P4"/>
      <text:p text:style-name="P4"><text:tab/>/* Transfer blocks of data from buffer to shared memory */</text:p>
      <text:p text:style-name="P4"><text:tab/>bufptr = shmptr-&gt;buf;</text:p>
      <text:p text:style-name="P4"><text:tab/>spaceavailable = BUF_SIZE;</text:p>
      <text:p text:style-name="P4"/>
      <text:p text:style-name="P4"><text:tab/>while(feof(fptr)==0) </text:p>
      <text:p text:style-name="P4"><text:tab/>{</text:p>
      <text:p text:style-name="P4"><text:tab/><text:tab/>shmptr-&gt;cnt = fill_buffer(bufptr, spaceavailable);</text:p>
      <text:p text:style-name="P4"><text:tab/><text:tab/>shmptr-&gt;complete = 0;</text:p>
      <text:p text:style-name="P4"><text:tab/><text:tab/>printf("Writing Process: Shared Memory Write: Wrote %d bytes\n", shmptr-&gt;cnt);</text:p>
      <text:p text:style-name="P4"><text:tab/><text:tab/>bufptr = shmptr-&gt;buf;</text:p>
      <text:p text:style-name="P4"><text:tab/><text:tab/>spaceavailable = BUF_SIZE;</text:p>
      <text:p text:style-name="P4"><text:tab/><text:tab/>numtimes++;</text:p>
      <text:p text:style-name="P4"><text:tab/><text:tab/>sleep(3);</text:p>
      <text:p text:style-name="P4"><text:tab/>}</text:p>
      <text:p text:style-name="P4"/>
      <text:p text:style-name="P4"><text:tab/>printf("Writing Process: Wrote %d times\n", numtimes);</text:p>
      <text:p text:style-name="P4"><text:tab/>shmptr-&gt;complete = 1;</text:p>
      <text:p text:style-name="P4"/>
      <text:p text:style-name="P4"><text:tab/>if (shmdt(shmptr) == -1) </text:p>
      <text:p text:style-name="P4"><text:tab/>{</text:p>
      <text:p text:style-name="P4"><text:tab/><text:tab/>perror("shmdt");</text:p>
      <text:p text:style-name="P4"><text:tab/><text:tab/>return 1;</text:p>
      <text:p text:style-name="P4"><text:tab/>}</text:p>
      <text:p text:style-name="P4"/>
      <text:p text:style-name="P4"><text:tab/>if (shmctl(shmid, IPC_RMID, 0) == -1) </text:p>
      <text:p text:style-name="P4"><text:tab/>{</text:p>
      <text:p text:style-name="P4"><text:tab/><text:tab/>perror("shmctl");</text:p>
      <text:p text:style-name="P4"><text:tab/><text:tab/>return 1;</text:p>
      <text:p text:style-name="P4"><text:tab/>}</text:p>
      <text:p text:style-name="P4"><text:tab/>printf("Writing Process: Complete\n");</text:p>
      <text:p text:style-name="P4"/>
      <text:p text:style-name="P4"><text:tab/>fclose(fptr);</text:p>
      <text:p text:style-name="P4"><text:tab/>return 0;</text:p>
      <text:p text:style-name="P4">}</text:p>
      <text:p text:style-name="P4"/>
      <text:p text:style-name="P4"><text:soft-page-break/></text:p>
      <text:p text:style-name="P4">PROGRAM: client.c</text:p>
      <text:p text:style-name="P4">#include&lt;stdio.h&gt;</text:p>
      <text:p text:style-name="P4">#include&lt;stdlib.h&gt;</text:p>
      <text:p text:style-name="P4">#include&lt;string.h&gt;</text:p>
      <text:p text:style-name="P4">#include&lt;sys/ipc.h&gt;</text:p>
      <text:p text:style-name="P4">#include&lt;sys/shm.h&gt;</text:p>
      <text:p text:style-name="P4">#include&lt;sys/types.h&gt;</text:p>
      <text:p text:style-name="P4">#include&lt;errno.h&gt;</text:p>
      <text:p text:style-name="P4">#include&lt;unistd.h&gt;</text:p>
      <text:p text:style-name="P4"/>
      <text:p text:style-name="P4">#define BUF_SIZE 20</text:p>
      <text:p text:style-name="P4">#define SHM_KEY 12345</text:p>
      <text:p text:style-name="P4"/>
      <text:p text:style-name="P4">struct shmseg </text:p>
      <text:p text:style-name="P4">{</text:p>
      <text:p text:style-name="P4"><text:tab/>int cnt;</text:p>
      <text:p text:style-name="P4"><text:tab/>int complete;</text:p>
      <text:p text:style-name="P4"><text:tab/>char buf[BUF_SIZE];</text:p>
      <text:p text:style-name="P4">};</text:p>
      <text:p text:style-name="P4"/>
      <text:p text:style-name="P4">int main(int argc, char *argv[]) </text:p>
      <text:p text:style-name="P4">{</text:p>
      <text:p text:style-name="P4"><text:tab/>int shmid;</text:p>
      <text:p text:style-name="P4"><text:tab/>struct shmseg *shmptr;</text:p>
      <text:p text:style-name="P4"/>
      <text:p text:style-name="P4"><text:tab/>shmid = shmget(SHM_KEY, sizeof(struct shmseg), 0644|IPC_CREAT);</text:p>
      <text:p text:style-name="P4"><text:tab/>if (shmid == -1) </text:p>
      <text:p text:style-name="P4"><text:tab/>{</text:p>
      <text:p text:style-name="P4"><text:tab/><text:tab/>perror("Shared memory");</text:p>
      <text:p text:style-name="P4"><text:tab/><text:tab/>return 1;</text:p>
      <text:p text:style-name="P4"><text:tab/>}</text:p>
      <text:p text:style-name="P4"/>
      <text:p text:style-name="P4"><text:tab/>shmptr = shmat(shmid, NULL, 0);</text:p>
      <text:p text:style-name="P4"/>
      <text:p text:style-name="P4"><text:tab/>if (shmptr == (void *) -1) </text:p>
      <text:p text:style-name="P4"><text:tab/>{</text:p>
      <text:p text:style-name="P4"><text:tab/><text:tab/>perror("Shared memory attach");</text:p>
      <text:p text:style-name="P4"><text:tab/><text:tab/>return 1;</text:p>
      <text:p text:style-name="P4"><text:tab/>}</text:p>
      <text:p text:style-name="P4"/>
      <text:p text:style-name="P4"><text:tab/>while (shmptr-&gt;complete != 1) </text:p>
      <text:p text:style-name="P4"><text:tab/>{</text:p>
      <text:p text:style-name="P4"><text:tab/><text:tab/>printf("Segment contains : \n\"%s\"\n", shmptr-&gt;buf);</text:p>
      <text:p text:style-name="P4"><text:tab/><text:tab/>if (shmptr-&gt;cnt == -1) </text:p>
      <text:p text:style-name="P4"><text:soft-page-break/><text:tab/><text:tab/>{</text:p>
      <text:p text:style-name="P4"><text:tab/><text:tab/><text:tab/>perror("read");</text:p>
      <text:p text:style-name="P4"><text:tab/><text:tab/><text:tab/>return 1;</text:p>
      <text:p text:style-name="P4"><text:tab/><text:tab/>}</text:p>
      <text:p text:style-name="P4"><text:tab/><text:tab/>printf("Reading Process: Shared Memory: Read %d bytes\n", shmptr-&gt;cnt);</text:p>
      <text:p text:style-name="P4"><text:tab/><text:tab/>sleep(3);</text:p>
      <text:p text:style-name="P4"><text:tab/>}</text:p>
      <text:p text:style-name="P4"/>
      <text:p text:style-name="P4"><text:tab/>printf("Reading Process: Reading Done, Detaching Shared Memory\n");</text:p>
      <text:p text:style-name="P4"><text:tab/>if (shmdt(shmptr) == -1) </text:p>
      <text:p text:style-name="P4"><text:tab/>{</text:p>
      <text:p text:style-name="P4"><text:tab/><text:tab/>perror("shmdt");</text:p>
      <text:p text:style-name="P4"><text:tab/><text:tab/>return 1;</text:p>
      <text:p text:style-name="P4"><text:tab/>}</text:p>
      <text:p text:style-name="P4"><text:tab/>printf("Reading Process: Complete\n");</text:p>
      <text:p text:style-name="P4"/>
      <text:p text:style-name="P4"><text:tab/>return 0;</text:p>
      <text:p text:style-name="P4">}</text:p>
      <text:p text:style-name="P4"/>
      <text:p text:style-name="P4">OUTPUT:</text:p>
      <text:p text:style-name="P5">185001083@OSNPL-C15:~/OS/ex5$ gcc server.c -o server</text:p>
      <text:p text:style-name="P5">185001083@OSNPL-C15:~/OS/ex5$ ./server</text:p>
      <text:p text:style-name="P5"/>
      <text:p text:style-name="P5">Enter file name: ip.txt</text:p>
      <text:p text:style-name="P5">Writing Process: Shared Memory Write: Wrote 8 bytes</text:p>
      <text:p text:style-name="P5">Writing Process: Shared Memory Write: Wrote 5 bytes</text:p>
      <text:p text:style-name="P5">Writing Process: Shared Memory Write: Wrote 9 bytes</text:p>
      <text:p text:style-name="P5">Writing Process: Shared Memory Write: Wrote 11 bytes</text:p>
      <text:p text:style-name="P5">Writing Process: Wrote 4 times</text:p>
      <text:p text:style-name="P5">Writing Process: Complete</text:p>
      <text:p text:style-name="P4"/>
      <text:p text:style-name="P5">185001083@OSNPL-C15:~/OS/ex5$ gcc client.c -o client</text:p>
      <text:p text:style-name="P5">185001083@OSNPL-C15:~/OS/ex5$ ./client</text:p>
      <text:p text:style-name="P5">Segment contains : </text:p>
      <text:p text:style-name="P5">"an apple"</text:p>
      <text:p text:style-name="P5">Reading Process: Shared Memory: Read 8 bytes</text:p>
      <text:p text:style-name="P5">Segment contains : </text:p>
      <text:p text:style-name="P5">"a day"</text:p>
      <text:p text:style-name="P5">Reading Process: Shared Memory: Read 5 bytes</text:p>
      <text:p text:style-name="P5">Segment contains : </text:p>
      <text:p text:style-name="P5">"keeps the"</text:p>
      <text:p text:style-name="P5">Reading Process: Shared Memory: Read 9 bytes</text:p>
      <text:p text:style-name="P5">Segment contains : </text:p>
      <text:p text:style-name="P5">"doctor away"</text:p>
      <text:p text:style-name="P5"><text:soft-page-break/>Reading Process: Shared Memory: Read 11 bytes</text:p>
      <text:p text:style-name="P5">Reading Process: Reading Done, Detaching Shared Memory</text:p>
      <text:p text:style-name="P5">Reading Process: Complete</text:p>
      <text:p text:style-name="P5"/>
      <text:p text:style-name="P5"/>
      <text:p text:style-name="P4">3. Develop an client/server chat application using shared memory.</text:p>
      <text:p text:style-name="P4"/>
      <text:p text:style-name="P4">PROGRAM: <text:span text:style-name="T2">chats.c</text:span></text:p>
      <text:p text:style-name="P5">#include &lt;signal.h&gt; </text:p>
      <text:p text:style-name="P5">#include &lt;stdio.h&gt; </text:p>
      <text:p text:style-name="P5">#include &lt;stdlib.h&gt; </text:p>
      <text:p text:style-name="P5">#include &lt;string.h&gt; </text:p>
      <text:p text:style-name="P5">#include &lt;sys/ipc.h&gt; </text:p>
      <text:p text:style-name="P5">#include &lt;sys/shm.h&gt; </text:p>
      <text:p text:style-name="P5">#include &lt;sys/types.h&gt; </text:p>
      <text:p text:style-name="P5">#include &lt;unistd.h&gt; </text:p>
      <text:p text:style-name="P5"/>
      <text:p text:style-name="P5">#define FILLED 0 </text:p>
      <text:p text:style-name="P5">#define Ready 1 </text:p>
      <text:p text:style-name="P5">#define NotReady -1 </text:p>
      <text:p text:style-name="P5"/>
      <text:p text:style-name="P5">struct memory </text:p>
      <text:p text:style-name="P5">{ </text:p>
      <text:p text:style-name="P5"><text:tab/>char buff[100]; </text:p>
      <text:p text:style-name="P5"><text:tab/>int status, pid1, pid2; </text:p>
      <text:p text:style-name="P5">}; </text:p>
      <text:p text:style-name="P5"/>
      <text:p text:style-name="P5">struct memory* shmptr; </text:p>
      <text:p text:style-name="P5"/>
      <text:p text:style-name="P5">// handler function to print message received from client </text:p>
      <text:p text:style-name="P5"/>
      <text:p text:style-name="P5">void handler(int signum) </text:p>
      <text:p text:style-name="P5">{ </text:p>
      <text:p text:style-name="P5"><text:tab/>// if signum is SIGUSR1, then server is receiving a message from client </text:p>
      <text:p text:style-name="P5"/>
      <text:p text:style-name="P5"><text:tab/>if (signum == SIGUSR1) </text:p>
      <text:p text:style-name="P5"><text:tab/>{ </text:p>
      <text:p text:style-name="P5"><text:tab/><text:tab/>printf("Received client: "); </text:p>
      <text:p text:style-name="P5"><text:tab/><text:tab/>puts(shmptr-&gt;buff); </text:p>
      <text:p text:style-name="P5"><text:tab/>} </text:p>
      <text:p text:style-name="P5">} </text:p>
      <text:p text:style-name="P5"/>
      <text:p text:style-name="P5">int main() </text:p>
      <text:p text:style-name="P5">{ </text:p>
      <text:p text:style-name="P5"><text:tab/>// process id of server </text:p>
      <text:p text:style-name="P5"><text:soft-page-break/></text:p>
      <text:p text:style-name="P5"><text:tab/>int pid = getpid(); </text:p>
      <text:p text:style-name="P5"/>
      <text:p text:style-name="P5"><text:tab/>int shmid; </text:p>
      <text:p text:style-name="P5"/>
      <text:p text:style-name="P5"><text:tab/>// key value of shared memory </text:p>
      <text:p text:style-name="P5"><text:tab/>int key = 12345; </text:p>
      <text:p text:style-name="P5"/>
      <text:p text:style-name="P5"><text:tab/>// shared memory create </text:p>
      <text:p text:style-name="P5"><text:tab/>shmid = shmget(key, sizeof(struct memory), IPC_CREAT | 0666); </text:p>
      <text:p text:style-name="P5"/>
      <text:p text:style-name="P5"><text:tab/>// attaching the shared memory </text:p>
      <text:p text:style-name="P5"/>
      <text:p text:style-name="P5"><text:tab/>shmptr = (struct memory*)shmat(shmid, NULL, 0); </text:p>
      <text:p text:style-name="P5"/>
      <text:p text:style-name="P5"><text:tab/>// store the process id of server in shared memory </text:p>
      <text:p text:style-name="P5"><text:tab/>shmptr-&gt;pid1 = pid; </text:p>
      <text:p text:style-name="P5"><text:tab/>shmptr-&gt;status = NotReady; </text:p>
      <text:p text:style-name="P5"/>
      <text:p text:style-name="P5"><text:tab/>// calling the signal function using signal type SIGserver </text:p>
      <text:p text:style-name="P5"><text:tab/>signal(SIGUSR1, handler); </text:p>
      <text:p text:style-name="P5"/>
      <text:p text:style-name="P5"><text:tab/>while (1) </text:p>
      <text:p text:style-name="P5"><text:tab/>{ </text:p>
      <text:p text:style-name="P5"><text:tab/><text:tab/>while (shmptr-&gt;status != Ready) </text:p>
      <text:p text:style-name="P5"><text:tab/><text:tab/><text:tab/>continue; </text:p>
      <text:p text:style-name="P5"><text:tab/><text:tab/>sleep(1); </text:p>
      <text:p text:style-name="P5"/>
      <text:p text:style-name="P5"><text:tab/><text:tab/>// taking input from server </text:p>
      <text:p text:style-name="P5"/>
      <text:p text:style-name="P5"><text:tab/><text:tab/>printf("server: "); </text:p>
      <text:p text:style-name="P5"><text:tab/><text:tab/>fgets(shmptr-&gt;buff, 100, stdin); </text:p>
      <text:p text:style-name="P5"/>
      <text:p text:style-name="P5"><text:tab/><text:tab/>shmptr-&gt;status = FILLED; </text:p>
      <text:p text:style-name="P5"/>
      <text:p text:style-name="P5"><text:tab/><text:tab/>// sending the message to client using kill function </text:p>
      <text:p text:style-name="P5"/>
      <text:p text:style-name="P5"><text:tab/><text:tab/>kill(shmptr-&gt;pid2, SIGUSR2); </text:p>
      <text:p text:style-name="P5"><text:tab/>} </text:p>
      <text:p text:style-name="P5"/>
      <text:p text:style-name="P5"><text:tab/>shmdt((void*)shmptr); </text:p>
      <text:p text:style-name="P5"><text:tab/>shmctl(shmid, IPC_RMID, NULL); </text:p>
      <text:p text:style-name="P5"><text:tab/>return 0; </text:p>
      <text:p text:style-name="P5">} </text:p>
      <text:p text:style-name="P5"/>
      <text:p text:style-name="P5"><text:soft-page-break/>PROGRAM: chatc.c</text:p>
      <text:p text:style-name="P5">#include &lt;signal.h&gt; </text:p>
      <text:p text:style-name="P5">#include &lt;stdio.h&gt; </text:p>
      <text:p text:style-name="P5">#include &lt;stdlib.h&gt; </text:p>
      <text:p text:style-name="P5">#include &lt;string.h&gt; </text:p>
      <text:p text:style-name="P5">#include &lt;sys/ipc.h&gt; </text:p>
      <text:p text:style-name="P5">#include &lt;sys/shm.h&gt; </text:p>
      <text:p text:style-name="P5">#include &lt;sys/types.h&gt; </text:p>
      <text:p text:style-name="P5">#include &lt;unistd.h&gt; </text:p>
      <text:p text:style-name="P5"/>
      <text:p text:style-name="P5">#define FILLED 0 </text:p>
      <text:p text:style-name="P5">#define Ready 1 </text:p>
      <text:p text:style-name="P5">#define NotReady -1 </text:p>
      <text:p text:style-name="P5"/>
      <text:p text:style-name="P5">struct memory </text:p>
      <text:p text:style-name="P5">{ </text:p>
      <text:p text:style-name="P5"><text:tab/>char buff[100]; </text:p>
      <text:p text:style-name="P5"><text:tab/>int status, pid1, pid2; </text:p>
      <text:p text:style-name="P5">}; </text:p>
      <text:p text:style-name="P5"/>
      <text:p text:style-name="P5">struct memory* shmptr; </text:p>
      <text:p text:style-name="P5"/>
      <text:p text:style-name="P5">// handler function to print message received from server </text:p>
      <text:p text:style-name="P5"/>
      <text:p text:style-name="P5">void handler(int signum) </text:p>
      <text:p text:style-name="P5">{ </text:p>
      <text:p text:style-name="P5"><text:tab/>// if signum is SIGUSR2, then client is receiving a message from server </text:p>
      <text:p text:style-name="P5"/>
      <text:p text:style-name="P5"><text:tab/>if (signum == SIGUSR2) </text:p>
      <text:p text:style-name="P5"><text:tab/>{ </text:p>
      <text:p text:style-name="P5"><text:tab/><text:tab/>printf("Received From server: "); </text:p>
      <text:p text:style-name="P5"><text:tab/><text:tab/>puts(shmptr-&gt;buff); </text:p>
      <text:p text:style-name="P5"><text:tab/>} </text:p>
      <text:p text:style-name="P5">} </text:p>
      <text:p text:style-name="P5"/>
      <text:p text:style-name="P5">// main function </text:p>
      <text:p text:style-name="P5"/>
      <text:p text:style-name="P5">int main() </text:p>
      <text:p text:style-name="P5">{ </text:p>
      <text:p text:style-name="P5"><text:tab/>// process id of client </text:p>
      <text:p text:style-name="P5"><text:tab/>int pid = getpid(); </text:p>
      <text:p text:style-name="P5"/>
      <text:p text:style-name="P5"><text:tab/>int shmid; </text:p>
      <text:p text:style-name="P5"/>
      <text:p text:style-name="P5"><text:tab/>// key value of shared memory </text:p>
      <text:p text:style-name="P5"><text:soft-page-break/><text:tab/>int key = 12345; </text:p>
      <text:p text:style-name="P5"/>
      <text:p text:style-name="P5"><text:tab/>// shared memory create </text:p>
      <text:p text:style-name="P5"/>
      <text:p text:style-name="P5"><text:tab/>shmid = shmget(key, sizeof(struct memory), IPC_CREAT | 0666); </text:p>
      <text:p text:style-name="P5"/>
      <text:p text:style-name="P5"><text:tab/>// attaching the shared memory </text:p>
      <text:p text:style-name="P5"/>
      <text:p text:style-name="P5"><text:tab/>shmptr = (struct memory*)shmat(shmid, NULL, 0); </text:p>
      <text:p text:style-name="P5"/>
      <text:p text:style-name="P5"><text:tab/>// store the process id of client in shared memory </text:p>
      <text:p text:style-name="P5"><text:tab/>shmptr-&gt;pid2 = pid; </text:p>
      <text:p text:style-name="P5"/>
      <text:p text:style-name="P5"><text:tab/>shmptr-&gt;status = NotReady; </text:p>
      <text:p text:style-name="P5"/>
      <text:p text:style-name="P5"><text:tab/>// calling the signal function using signal type SIGUSR2 </text:p>
      <text:p text:style-name="P5"><text:tab/>signal(SIGUSR2, handler); </text:p>
      <text:p text:style-name="P5"/>
      <text:p text:style-name="P5"><text:tab/>while (1) </text:p>
      <text:p text:style-name="P5"><text:tab/>{ </text:p>
      <text:p text:style-name="P5"><text:tab/><text:tab/>sleep(1); </text:p>
      <text:p text:style-name="P5"/>
      <text:p text:style-name="P5"><text:tab/><text:tab/>// taking input from client </text:p>
      <text:p text:style-name="P5"/>
      <text:p text:style-name="P5"><text:tab/><text:tab/>printf("client: "); </text:p>
      <text:p text:style-name="P5"><text:tab/><text:tab/>fgets(shmptr-&gt;buff, 100, stdin); </text:p>
      <text:p text:style-name="P5"><text:tab/><text:tab/>shmptr-&gt;status = Ready; </text:p>
      <text:p text:style-name="P5"/>
      <text:p text:style-name="P5"><text:tab/><text:tab/>// sending the message to server using kill function </text:p>
      <text:p text:style-name="P5"/>
      <text:p text:style-name="P5"><text:tab/><text:tab/>kill(shmptr-&gt;pid1, SIGUSR1); </text:p>
      <text:p text:style-name="P5"/>
      <text:p text:style-name="P5"><text:tab/><text:tab/>while (shmptr-&gt;status == Ready) </text:p>
      <text:p text:style-name="P5"><text:tab/><text:tab/><text:tab/>continue; </text:p>
      <text:p text:style-name="P5"><text:tab/>} </text:p>
      <text:p text:style-name="P5"/>
      <text:p text:style-name="P5"><text:tab/>shmdt((void*)shmptr); </text:p>
      <text:p text:style-name="P5"><text:tab/>return 0; </text:p>
      <text:p text:style-name="P5">} </text:p>
      <text:p text:style-name="P4"/>
      <text:p text:style-name="P4"/>
      <text:p text:style-name="P4">OUTPUT:</text:p>
      <text:p text:style-name="P5">185001083@OSNPL-C15:~/OS/ex5$ gcc chats.c -o chats</text:p>
      <text:p text:style-name="P5">185001083@OSNPL-C15:~/OS/ex5$ ./chats</text:p>
      <text:p text:style-name="P5">Received client: hi</text:p>
      <text:p text:style-name="P5"><text:soft-page-break/></text:p>
      <text:p text:style-name="P5">server: hello</text:p>
      <text:p text:style-name="P5">Received client: how are you?</text:p>
      <text:p text:style-name="P5"/>
      <text:p text:style-name="P5">server: fine. how about you?</text:p>
      <text:p text:style-name="P5">Received client: i'm fine too</text:p>
      <text:p text:style-name="P5"/>
      <text:p text:style-name="P5">server: bye</text:p>
      <text:p text:style-name="P5">Received client: see you</text:p>
      <text:p text:style-name="P5"/>
      <text:p text:style-name="P5"/>
      <text:p text:style-name="P5">185001083@OSNPL-C15:~/OS/ex5$ gcc chatc.c -o chatc</text:p>
      <text:p text:style-name="P5">185001083@OSNPL-C15:~/OS/ex5$ ./chatc</text:p>
      <text:p text:style-name="P5">client: hi</text:p>
      <text:p text:style-name="P5">Received From server: hello</text:p>
      <text:p text:style-name="P5"/>
      <text:p text:style-name="P5">client: how are you?</text:p>
      <text:p text:style-name="P5">Received From server: fine. how about you?</text:p>
      <text:p text:style-name="P5"/>
      <text:p text:style-name="P5">client: i'm fine too</text:p>
      <text:p text:style-name="P5">Received From server: bye</text:p>
      <text:p text:style-name="P5"/>
      <text:p text:style-name="P5">client: see you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5:59:56.599388678</meta:creation-date>
    <dc:date>2020-02-22T16:20:34.095096521</dc:date>
    <meta:editing-duration>PT9M3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2" meta:paragraph-count="387" meta:word-count="1229" meta:character-count="8809" meta:non-whitespace-character-count="7478"/>
  </office:meta>
</office:document-meta>
</file>